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imes New Roman" svg:font-family="'Times New Roman'" style:font-family-generic="system" style:font-pitch="variable"/>
    <style:font-face style:name="맑은 고딕1" svg:font-family="'맑은 고딕'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text-properties style:language-asian="ko" style:country-asian="KR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color="#ff0000"/>
    </style:style>
    <style:style style:name="T4" style:family="text">
      <style:text-properties fo:color="#ff0000" fo:font-size="11pt" fo:font-weight="bold" style:font-size-asian="11pt" style:font-weight-asian="bold"/>
    </style:style>
    <style:style style:name="T5" style:family="text">
      <style:text-properties fo:font-size="11pt" fo:font-weight="bold" style:font-size-asian="11pt" style:font-weight-asian="bold"/>
    </style:style>
    <style:style style:name="T6" style:family="text">
      <style:text-properties fo:font-size="11pt" fo:font-weight="bold" style:font-size-asian="11pt" style:language-asian="ko" style:country-asian="KR" style:font-weight-asian="bold"/>
    </style:style>
    <style:style style:name="T7" style:family="text">
      <style:text-properties style:language-asian="ko" style:country-asian="K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프로젝트 기획안</text:span></text:p>
      <text:p text:style-name="P1"><text:span text:style-name="T4">제출은 파일명을 “기획안_이름.doc”로하여 yhjo@icia.co.kr로 제출</text:span></text:p>
      <text:p text:style-name="P1"><text:span text:style-name="T4">빨간색은 설명이니 제출시 모두 지우고 제출하기 바랍니다.</text:span></text:p>
      <text:p text:style-name="P1"><text:span text:style-name="T5">작성일 : 2020. O9. 15</text:span></text:p>
      <text:p text:style-name="P1"><text:bookmark text:name="_GoBack"/><text:span text:style-name="T5">작성자 : </text:span><text:span text:style-name="T6">김동연</text:span></text:p>
      <text:list xml:id="list726622511002102354" text:style-name="WWNum1">
        <text:list-item>
          <text:p text:style-name="P3">프로젝트 명 : <text:span text:style-name="T7">웹 아이디어 구현 프로젝트</text:span></text:p>
        </text:list-item>
        <text:list-item>
          <text:p text:style-name="P3">기획 의도 </text:p>
          <text:list>
            <text:list-item>
              <text:p text:style-name="P4"><text:span text:style-name="T3">다이어트를 목적으로 하는 사람들에게 비대면으로 트레이너와 상담 받을수 있는 기능을 제공하고,다이어트에 필요한 제품을 온라인으로 구매할수 있게 하기위함. </text:span></text:p>
            </text:list-item>
            <text:list-item>
              <text:p text:style-name="P4"><text:span text:style-name="T3">비효율적인 시간을 줄이기위해 트레이너와 만나는 것에 집적가지 않고 인터넷만 가능하다면 누구나 보다편리하게 트레이너와 상담을 할수 있게하기위함 온라인을 통한 제품 구매로 인터넷만 가능하다면 공간과 시간에 구애받지 않고 제품을 구매하기 위함.</text:span></text:p>
            </text:list-item>
            <text:list-item>
              <text:p text:style-name="P4"><text:span text:style-name="T3">맘에드는 트레이너를 골라 상담할수있다. 시간과 공간에 구애받지않고 인터넷만 가능하다면 제품을 효율적으로 구매할수 있다.</text:span></text:p>
            </text:list-item>
          </text:list>
        </text:list-item>
        <text:list-item>
          <text:p text:style-name="P3">벤치마킹 </text:p>
          <text:list>
            <text:list-item>
              <text:p text:style-name="P4"><text:span text:style-name="T3">크몽</text:span></text:p>
            </text:list-item>
            <text:list-item>
              <text:p text:style-name="P4"><text:span text:style-name="T3">메이페이지의 첫화면,로그인기능,상품,전문가등록기능</text:span></text:p>
            </text:list-item>
          </text:list>
        </text:list-item>
        <text:list-item>
          <text:p text:style-name="P3">주요 기능 </text:p>
          <text:list>
            <text:list-item>
              <text:p text:style-name="P4"><text:span text:style-name="T3">로그인 기능</text:span></text:p>
            </text:list-item>
            <text:list-item>
              <text:p text:style-name="P4"><text:span text:style-name="T3">회원가입기능</text:span></text:p>
            </text:list-item>
            <text:list-item>
              <text:p text:style-name="P4"><text:span text:style-name="T3">쇼핑기능</text:span></text:p>
            </text:list-item>
            <text:list-item>
              <text:p text:style-name="P4"><text:span text:style-name="T3">전문가 등록 기능</text:span></text:p>
            </text:list-item>
            <text:list-item>
              <text:p text:style-name="P4"><text:span text:style-name="T3">상품등록 기능</text:span></text:p>
            </text:list-item>
            <text:list-item>
              <text:p text:style-name="P4"><text:span text:style-name="T3">회원 게시판</text:span></text:p>
            </text:list-item>
          </text:list>
        </text:list-item>
        <text:list-item>
          <text:p text:style-name="P3"><text:soft-page-break/>메뉴 구성 </text:p>
          <text:list>
            <text:list-item>
              <text:p text:style-name="P4"><text:span text:style-name="T3">홈</text:span></text:p>
            </text:list-item>
            <text:list-item>
              <text:p text:style-name="P4"><text:span text:style-name="T3">쇼핑</text:span></text:p>
            </text:list-item>
            <text:list-item>
              <text:p text:style-name="P4"><text:span text:style-name="T3">회원 게시판</text:span></text:p>
            </text:list-item>
            <text:list-item>
              <text:p text:style-name="P4"><text:span text:style-name="T3">상담 게시판</text:span></text:p>
            </text:list-item>
            <text:list-item>
              <text:p text:style-name="P4"><text:span text:style-name="T3">식단</text:span></text:p>
            </text:list-item>
          </text:list>
        </text:list-item>
        <text:list-item>
          <text:p text:style-name="P3">기타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imes New Roman" svg:font-family="'Times New Roman'" style:font-family-generic="system" style:font-pitch="variable"/>
    <style:font-face style:name="맑은 고딕1" svg:font-family="'맑은 고딕'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ko" style:country-asian="K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page"/>
      <style:text-properties style:use-window-font-color="true" style:font-name="맑은 고딕" fo:font-size="10pt" fo:language="en" fo:country="US" style:font-name-asian="맑은 고딕1" style:font-size-asian="10pt" style:language-asian="ko" style:country-asian="K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text-align="justify" style:justify-single-word="false" fo:orphans="0" fo:widows="0" style:writing-mode="lr-tb"/>
      <style:text-properties style:use-window-font-color="true" style:letter-kerning="tru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411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editing-cycles>2</meta:editing-cycles>
    <meta:creation-date>2020-09-09T06:29:00</meta:creation-date>
    <dc:date>2020-09-17T12:21:47.16</dc:date>
    <meta:editing-duration>P0D</meta:editing-duration>
    <meta:generator>OpenOffice/4.1.4$Win32 OpenOffice.org_project/414m5$Build-9788</meta:generator>
    <meta:document-statistic meta:table-count="0" meta:image-count="0" meta:object-count="0" meta:page-count="2" meta:paragraph-count="27" meta:word-count="428" meta:character-count="5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